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cm" svg:height="1.5cm" svg:x="8.5cm" svg:y="9.5cm">
          <text:p text:style-name="P1">trail</text:p>
        </draw:ellipse>
        <draw:ellipse draw:style-name="gr1" draw:text-style-name="P1" draw:layer="layout" svg:width="3cm" svg:height="1.5cm" svg:x="8.5cm" svg:y="5.5cm">
          <text:p text:style-name="P1">move</text:p>
        </draw:ellipse>
        <draw:ellipse draw:style-name="gr2" draw:text-style-name="P1" draw:layer="layout" svg:width="3cm" svg:height="1.5cm" svg:x="8.5cm" svg:y="7.5cm">
          <text:p/>
        </draw:ellipse>
        <draw:ellipse draw:style-name="gr1" draw:text-style-name="P1" draw:layer="layout" svg:width="3cm" svg:height="1.5cm" svg:x="8.5cm" svg:y="7.5cm">
          <text:p text:style-name="P1">int</text:p>
        </draw:ellipse>
        <draw:ellipse draw:style-name="gr1" draw:text-style-name="P1" draw:id="id4" draw:layer="layout" svg:width="3cm" svg:height="1.5cm" svg:x="4cm" svg:y="20.5cm">
          <text:p text:style-name="P1">space</text:p>
        </draw:ellipse>
        <draw:rect draw:style-name="gr1" draw:text-style-name="P1" draw:layer="layout" svg:width="3cm" svg:height="1.5cm" svg:x="8.5cm" svg:y="1.5cm">
          <text:p text:style-name="P1">ant</text:p>
        </draw:rect>
        <draw:ellipse draw:style-name="gr1" draw:text-style-name="P1" draw:id="id11" draw:layer="layout" svg:width="3cm" svg:height="1.5cm" svg:x="8.5cm" svg:y="3.5cm">
          <text:p text:style-name="P1">amble</text:p>
        </draw:ellipse>
        <draw:rect draw:style-name="gr1" draw:text-style-name="P1" draw:layer="layout" svg:width="3cm" svg:height="1.5cm" svg:x="8.5cm" svg:y="13.5cm">
          <text:p text:style-name="P1">stick</text:p>
        </draw:rect>
        <draw:custom-shape draw:style-name="gr3" draw:text-style-name="P1" draw:id="id7" draw:layer="layout" svg:width="2cm" svg:height="2cm" svg:x="10.5cm" svg:y="15.5cm">
          <text:p text:style-name="P1">≥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id="id8" draw:layer="layout" svg:width="2cm" svg:height="2cm" svg:x="7.5cm" svg:y="15.5cm">
          <text:p text:style-name="P1">≤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ellipse draw:style-name="gr1" draw:text-style-name="P1" draw:layer="layout" svg:width="3cm" svg:height="1.5cm" svg:x="8.5cm" svg:y="11.5cm">
          <text:p text:style-name="P1">track</text:p>
        </draw:ellipse>
        <draw:ellipse draw:style-name="gr1" draw:text-style-name="P1" draw:id="id9" draw:layer="layout" svg:width="3cm" svg:height="1.5cm" svg:x="6.5cm" svg:y="18cm">
          <text:p text:style-name="P1">sleep</text:p>
        </draw:ellipse>
        <draw:ellipse draw:style-name="gr1" draw:text-style-name="P1" draw:layer="layout" svg:width="3cm" svg:height="1.5cm" svg:x="10.5cm" svg:y="18cm">
          <text:p text:style-name="P1">carry</text:p>
        </draw:ellipse>
        <draw:ellipse draw:style-name="gr1" draw:text-style-name="P1" draw:layer="layout" svg:width="3cm" svg:height="1.5cm" svg:x="10.5cm" svg:y="18cm">
          <text:p text:style-name="P1">carry</text:p>
        </draw:ellipse>
        <draw:ellipse draw:style-name="gr1" draw:text-style-name="P1" draw:id="id10" draw:layer="layout" svg:width="3cm" svg:height="1.5cm" svg:x="10.5cm" svg:y="18cm">
          <text:p text:style-name="P1">carry</text:p>
        </draw:ellipse>
        <draw:ellipse draw:style-name="gr1" draw:text-style-name="P1" draw:id="id6" draw:layer="layout" svg:width="3cm" svg:height="1.5cm" svg:x="15.5cm" svg:y="27cm">
          <text:p text:style-name="P1">?</text:p>
        </draw:ellipse>
        <draw:ellipse draw:style-name="gr1" draw:text-style-name="P1" draw:id="id1" draw:layer="layout" svg:width="3cm" svg:height="1.5cm" svg:x="10.5cm" svg:y="20.5cm">
          <text:p text:style-name="P1">puddle</text:p>
        </draw:ellipse>
        <draw:ellipse draw:style-name="gr1" draw:text-style-name="P1" draw:id="id3" draw:layer="layout" svg:width="3cm" svg:height="1.5cm" svg:x="14cm" svg:y="20.5cm">
          <text:p text:style-name="P1">flowing</text:p>
        </draw:ellipse>
        <draw:ellipse draw:style-name="gr1" draw:text-style-name="P1" draw:id="id2" draw:layer="layout" svg:width="3cm" svg:height="1.5cm" svg:x="12cm" svg:y="22.5cm">
          <text:p text:style-name="P1">bridge</text:p>
        </draw:ellipse>
        <draw:ellipse draw:style-name="gr1" draw:text-style-name="P1" draw:layer="layout" svg:width="3cm" svg:height="1.5cm" svg:x="12cm" svg:y="24.5cm">
          <text:p text:style-name="P1">cross</text:p>
        </draw:ellipse>
        <draw:ellipse draw:style-name="gr1" draw:text-style-name="P1" draw:id="id5" draw:layer="layout" svg:width="3cm" svg:height="1.5cm" svg:x="4cm" svg:y="27cm">
          <text:p text:style-name="P1">space</text:p>
        </draw:ellipse>
        <draw:connector draw:style-name="gr2" draw:text-style-name="P1" draw:layer="layout" svg:x1="10.5cm" svg:y1="21.25cm" svg:x2="12cm" svg:y2="23.25cm" draw:start-shape="id1" draw:end-shape="id2" draw:end-glue-point="3" svg:d="m10500 21250h-501v2000h2001">
          <text:p/>
        </draw:connector>
        <draw:connector draw:style-name="gr2" draw:text-style-name="P1" draw:layer="layout" svg:x1="17cm" svg:y1="21.25cm" svg:x2="15cm" svg:y2="23.25cm" draw:start-shape="id3" draw:start-glue-point="1" draw:end-shape="id2" draw:end-glue-point="1" svg:d="m17000 21250h501v2000h-2501">
          <text:p/>
        </draw:connector>
        <draw:connector draw:style-name="gr2" draw:text-style-name="P1" draw:layer="layout" svg:x1="5.5cm" svg:y1="20.5cm" svg:x2="15.5cm" svg:y2="20.5cm" draw:start-shape="id4" draw:start-glue-point="0" draw:end-shape="id3" draw:end-glue-point="0" svg:d="m5500 20500v-501h10000v501">
          <text:p/>
        </draw:connector>
        <draw:line draw:style-name="gr2" draw:text-style-name="P1" draw:layer="layout" svg:x1="13.5cm" svg:y1="24.5cm" svg:x2="13.5cm" svg:y2="24cm">
          <text:p/>
        </draw:line>
        <draw:connector draw:style-name="gr2" draw:text-style-name="P1" draw:layer="layout" svg:x1="5.5cm" svg:y1="27cm" svg:x2="17cm" svg:y2="27cm" draw:start-shape="id5" draw:start-glue-point="0" draw:end-shape="id6" draw:end-glue-point="0" svg:d="m5500 27000v-501h11500v501">
          <text:p/>
        </draw:connector>
        <draw:line draw:style-name="gr2" draw:text-style-name="P1" draw:layer="layout" svg:x1="13.5cm" svg:y1="26cm" svg:x2="13.5cm" svg:y2="26.5cm">
          <text:p/>
        </draw:line>
        <draw:frame draw:style-name="gr4" draw:layer="layout" svg:width="1.772cm" svg:height="0.962cm" svg:x="17.728cm" svg:y="1.5cm">
          <draw:text-box>
            <text:p>stick</text:p>
          </draw:text-box>
        </draw:frame>
        <draw:line draw:style-name="gr2" draw:text-style-name="P1" draw:layer="layout" svg:x1="12cm" svg:y1="20.5cm" svg:x2="12cm" svg:y2="19.5cm">
          <text:p/>
        </draw:line>
        <draw:connector draw:style-name="gr2" draw:text-style-name="P1" draw:layer="layout" svg:x1="10cm" svg:y1="15cm" svg:x2="9.5cm" svg:y2="15cm" draw:start-shape="id7" draw:start-glue-point="6" draw:end-shape="id8" draw:end-glue-point="10" svg:d="m10000 15000h-500">
          <text:p/>
        </draw:connector>
        <draw:line draw:style-name="gr2" draw:text-style-name="P1" draw:layer="layout" svg:x1="9.5cm" svg:y1="16.5cm" svg:x2="10.5cm" svg:y2="16.5cm">
          <text:p/>
        </draw:line>
        <draw:line draw:style-name="gr2" draw:text-style-name="P1" draw:layer="layout" svg:x1="10cm" svg:y1="15cm" svg:x2="10cm" svg:y2="16.5cm">
          <text:p/>
        </draw:line>
        <draw:connector draw:style-name="gr2" draw:text-style-name="P1" draw:layer="layout" svg:x1="7.5cm" svg:y1="16.5cm" svg:x2="6.5cm" svg:y2="18.75cm" draw:start-shape="id8" draw:start-glue-point="6" draw:end-shape="id9" draw:end-glue-point="3" svg:d="m7500 16500h-1501v2250h501">
          <text:p/>
        </draw:connector>
        <draw:connector draw:style-name="gr2" draw:text-style-name="P1" draw:layer="layout" svg:x1="12.5cm" svg:y1="16.5cm" svg:x2="13.5cm" svg:y2="18.75cm" draw:start-shape="id7" draw:start-glue-point="10" draw:end-shape="id10" draw:end-glue-point="1" svg:d="m12500 16500h1501v2250h-501">
          <text:p/>
        </draw:connector>
        <draw:connector draw:style-name="gr5" draw:text-style-name="P1" draw:layer="layout" svg:x1="4cm" svg:y1="27.75cm" svg:x2="8.5cm" svg:y2="4.25cm" draw:start-shape="id5" draw:start-glue-point="3" draw:end-shape="id11" draw:end-glue-point="3" svg:d="m4000 27750h-501v-23500h5001">
          <text:p/>
        </draw:connector>
        <draw:connector draw:style-name="gr2" draw:text-style-name="P1" draw:layer="layout" svg:x1="4cm" svg:y1="21.25cm" svg:x2="3.521cm" svg:y2="21.273cm" draw:start-shape="id4" draw:start-glue-point="3" svg:d="m4000 21250h-501v23h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34:45</dc:date>
    <dc:creator>Rob Dell</dc:creator>
    <meta:editing-duration>PT00H12M43S</meta:editing-duration>
    <meta:editing-cycles>3</meta:editing-cycles>
    <meta:generator>OpenOffice.org/3.2$Unix OpenOffice.org_project/320m12$Build-9483</meta:generator>
    <meta:document-statistic meta:object-count="36"/>
  </office:meta>
</office:document-meta>
</file>